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our preliminary study, we identified 25 words in 25 sentences from a sentence aligned corpus of English Wikipedia and Simple English Wikipedia.  Candidate words were chosen based on the following criteria:<text:line-break/>- The normal word must be aligned to a single simple word based on the Giza word alignment and the two words must be different.<text:line-break/>- The aligned words must have the same part of speech.<text:line-break/>- The word must be a noun, verb, adjective or adverb.<text:line-break/>- The normal word must NOT be on a list of simple words (in our case a combination of Simple English Wikipedia's list of basic English words and the Dale-Chall word list).<text:line-break/>- The simple word must have a higher corpus occurrence frequency than the normal word.<text:line-break/><text:line-break/>Using these criteria, we generated a list of over 25,000 candidate words in the context of sentences.  The 25 for our preliminary study were selected randomly from this list.<text:line-break/><text:line-break/>To understand the role of context in lexical simplification, we then collected candidate simplifications for the normal word from human annotators on Amazon's Mechanical Turk.  The annotations were solicited in three different contextual situations:<text:line-break/>1) Full context: Suggest a simpler version of normal word within the context of the sentence.<text:line-break/>2) Word sentence: Suggest a simpler version of the normal word given the word, the part of speech and the word sense.  The word sense was manually annotated and was selected from the word's sense in WordNet.<text:line-break/>3) Missing word: Remove the word from the sentence and ask the annotators to fill in a simple word in the blank.<text:line-break/><text:line-break/>For each of the 25 words and for each of the three contextual situations, we solicited annotations from 10 different annotators for a total of 750 annotations. Upon a qualitative review of the data we opted against using the data for the 3<text:span text:style-name="T1">rd</text:span> contextual situation as the results had too much of a spread of different answers with different senses than the original intended word. This strayed from the goal of analyzing Lexical simplification through substitution.</text:p>
      <text:p text:style-name="P1"/>
      <text:p text:style-name="P1">We performed a series of tests and statistical analysis on the results including a measure of entropy between the different tests analysis of the frequency of majority substitutions and a comparison of frequency of the substitutions and original words in the Wikipedia corp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Pendergast</meta:initial-creator>
    <meta:creation-date>2012-06-22T16:23:50</meta:creation-date>
    <meta:document-statistic meta:table-count="0" meta:image-count="0" meta:object-count="0" meta:page-count="1" meta:paragraph-count="2" meta:word-count="383" meta:character-count="2287"/>
    <dc:date>2012-06-22T17:26:33</dc:date>
    <dc:creator>Edward Pendergast</dc:creator>
    <meta:editing-duration>PT31M23S</meta:editing-duration>
    <meta:editing-cycles>1</meta:editing-cycles>
    <meta:generator>LibreOffice/3.3$Unix LibreOffice_project/330m19$Build-401</meta:generator>
  </office:meta>
</office:document-meta>
</file>